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.8694in" table:align="left"/>
    </style:style>
    <style:style style:name="Table2.A" style:family="table-column">
      <style:table-column-properties style:column-width="0.8993in"/>
    </style:style>
    <style:style style:name="Table2.B" style:family="table-column">
      <style:table-column-properties style:column-width="0.4451in"/>
    </style:style>
    <style:style style:name="Table2.C" style:family="table-column">
      <style:table-column-properties style:column-width="0.5118in"/>
    </style:style>
    <style:style style:name="Table2.D" style:family="table-column">
      <style:table-column-properties style:column-width="1.01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" style:family="table">
      <style:table-properties style:width="6.925in" table:align="margins"/>
    </style:style>
    <style:style style:name="Registers.A" style:family="table-column">
      <style:table-column-properties style:column-width="2.3083in" style:rel-column-width="21845*"/>
    </style:style>
    <style:style style:name="Regis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egisters.C1" style:family="table-cell">
      <style:table-cell-properties fo:padding="0.0382in" fo:border="0.0007in solid #000000"/>
    </style:style>
    <style:style style:name="Registers.A2" style:family="table-cell">
      <style:table-cell-properties fo:padding="0.0382in" fo:border-left="0.0007in solid #000000" fo:border-right="none" fo:border-top="none" fo:border-bottom="0.0007in solid #000000"/>
    </style:style>
    <style:style style:name="Registers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Registers.C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1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P/ROP Project</text:p>
      <text:p text:style-name="Standard"/>
      <text:p text:style-name="Standard">For the purpose of the architecture in the project, the 16-bit wordsize was chosen as it is a convenient size to work with. <text:s/>It is sufficient size for an instruction, and not so large as to become problematic in terms of FPGA size, as 32 bit multipliers and other circuits may be.</text:p>
      <text:p text:style-name="Standard"/>
      <text:p text:style-name="Standard">The Instruction format is fairly simple, and flexible. <text:s/>With a fixed instruction size of 16-bits, it is often better to have multiple instruction types, but for convenience one was chosen. <text:s/>The use of a segmentation register removes the memory limitations of the 5 bit immediate, but there are still other problems that arise. <text:s/>For instance, loading an arbitrary word would take three immediate values.</text:p>
      <text:p text:style-name="Standard"/>
      <text:p text:style-name="Standard">Instruction Forma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OPCODE</text:p>
          </table:table-cell>
          <table:table-cell table:style-name="Table2.A1" office:value-type="string">
            <text:p text:style-name="Table_20_Contents">A</text:p>
          </table:table-cell>
          <table:table-cell table:style-name="Table2.A1" office:value-type="string">
            <text:p text:style-name="Table_20_Contents">B</text:p>
          </table:table-cell>
          <table:table-cell table:style-name="Table2.D1" office:value-type="string">
            <text:p text:style-name="Table_20_Contents">Immediate</text:p>
          </table:table-cell>
        </table:table-row>
        <table:table-row>
          <table:table-cell table:style-name="Table2.A2" office:value-type="string">
            <text:p text:style-name="Table_20_Contents">5 bits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B2" office:value-type="float" office:value="3">
            <text:p text:style-name="Table_20_Contents">3</text:p>
          </table:table-cell>
          <table:table-cell table:style-name="Table2.D2" office:value-type="float" office:value="5">
            <text:p text:style-name="Table_20_Contents">5</text:p>
          </table:table-cell>
        </table:table-row>
      </table:table>
      <text:p text:style-name="Standard"/>
      <text:p text:style-name="Standard"/>
      <text:p text:style-name="Standard">Register Specifications</text:p>
      <text:p text:style-name="Standard"/>
      <table:table table:name="Registers" table:style-name="Registers">
        <table:table-column table:style-name="Registers.A" table:number-columns-repeated="3"/>
        <table:table-row>
          <table:table-cell table:style-name="Registers.A1" office:value-type="string">
            <text:p text:style-name="Table_20_Contents">Register</text:p>
          </table:table-cell>
          <table:table-cell table:style-name="Registers.A1" office:value-type="string">
            <text:p text:style-name="Table_20_Contents">Description</text:p>
          </table:table-cell>
          <table:table-cell table:style-name="Registers.C1" office:value-type="string">
            <text:p text:style-name="Table_20_Contents">ID</text:p>
          </table:table-cell>
        </table:table-row>
        <table:table-row>
          <table:table-cell table:style-name="Registers.A2" office:value-type="string">
            <text:p text:style-name="Table_20_Contents">zero</text:p>
          </table:table-cell>
          <table:table-cell table:style-name="Registers.A2" office:value-type="string">
            <text:p text:style-name="Table_20_Contents">Zero Register, mapped to zero</text:p>
          </table:table-cell>
          <table:table-cell table:style-name="Registers.C2" office:value-type="float" office:value="0">
            <text:p text:style-name="Table_20_Contents">0</text:p>
          </table:table-cell>
        </table:table-row>
        <table:table-row>
          <table:table-cell table:style-name="Registers.A2" office:value-type="string">
            <text:p text:style-name="Table_20_Contents">A</text:p>
          </table:table-cell>
          <table:table-cell table:style-name="Registers.A2" office:value-type="string">
            <text:p text:style-name="Table_20_Contents">Accumulator Register, output of arithmetic goes here.</text:p>
          </table:table-cell>
          <table:table-cell table:style-name="Registers.C2" office:value-type="float" office:value="1">
            <text:p text:style-name="Table_20_Contents">1</text:p>
          </table:table-cell>
        </table:table-row>
        <table:table-row>
          <table:table-cell table:style-name="Registers.A2" office:value-type="string">
            <text:p text:style-name="Table_20_Contents">B-D</text:p>
          </table:table-cell>
          <table:table-cell table:style-name="Registers.A2" office:value-type="string">
            <text:p text:style-name="Table_20_Contents">General Purpose Registers</text:p>
          </table:table-cell>
          <table:table-cell table:style-name="Registers.C4" office:value-type="string">
            <text:p text:style-name="Table_20_Contents">2,3,4</text:p>
          </table:table-cell>
        </table:table-row>
        <table:table-row>
          <table:table-cell table:style-name="Registers.A2" office:value-type="string">
            <text:p text:style-name="Table_20_Contents">SP</text:p>
          </table:table-cell>
          <table:table-cell table:style-name="Registers.A2" office:value-type="string">
            <text:p text:style-name="Table_20_Contents">Stack Pointer, this holds the base of the stack, if zero stack operations interrupt.</text:p>
          </table:table-cell>
          <table:table-cell table:style-name="Registers.C2" office:value-type="float" office:value="5">
            <text:p text:style-name="Table_20_Contents">5</text:p>
          </table:table-cell>
        </table:table-row>
        <table:table-row>
          <table:table-cell table:style-name="Registers.A2" office:value-type="string">
            <text:p text:style-name="Table_20_Contents">DS</text:p>
          </table:table-cell>
          <table:table-cell table:style-name="Registers.A2" office:value-type="string">
            <text:p text:style-name="Table_20_Contents">Segmentation Register, used to offset memory access. <text:s/>Appended to 5-bit immediate, so should not be greater than 11 bits.</text:p>
          </table:table-cell>
          <table:table-cell table:style-name="Registers.C2" office:value-type="float" office:value="6">
            <text:p text:style-name="Table_20_Contents">6</text:p>
          </table:table-cell>
        </table:table-row>
        <table:table-row>
          <table:table-cell table:style-name="Registers.A2" office:value-type="string">
            <text:p text:style-name="Table_20_Contents">K</text:p>
          </table:table-cell>
          <table:table-cell table:style-name="Registers.A2" office:value-type="string">
            <text:p text:style-name="Table_20_Contents">Kernel Register, stores 1/2<text:span text:style-name="T1">th</text:span> the value above which memory is reserved for user space.</text:p>
          </table:table-cell>
          <table:table-cell table:style-name="Registers.C2" office:value-type="float" office:value="7">
            <text:p text:style-name="Table_20_Contents">7</text:p>
          </table:table-cell>
        </table:table-row>
        <table:table-row>
          <table:table-cell table:style-name="Registers.A2" office:value-type="string">
            <text:p text:style-name="Table_20_Contents">IP</text:p>
          </table:table-cell>
          <table:table-cell table:style-name="Registers.A2" office:value-type="string">
            <text:p text:style-name="Table_20_Contents">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EIP</text:p>
          </table:table-cell>
          <table:table-cell table:style-name="Registers.A2" office:value-type="string">
            <text:p text:style-name="Table_20_Contents">Exception Instruction Pointer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IVR</text:p>
          </table:table-cell>
          <table:table-cell table:style-name="Registers.A2" office:value-type="string">
            <text:p text:style-name="Table_20_Contents">Stores address of interrupt vector table, each entry being one word long. <text:s/>(Will usually be a jump.)</text:p>
          </table:table-cell>
          <table:table-cell table:style-name="Registers.C4" office:value-type="string">
            <text:p text:style-name="Table_20_Contents">N/A</text:p>
          </table:table-cell>
        </table:table-row>
        <table:table-row>
          <table:table-cell table:style-name="Registers.A2" office:value-type="string">
            <text:p text:style-name="Table_20_Contents">IVL</text:p>
          </table:table-cell>
          <table:table-cell table:style-name="Registers.A2" office:value-type="string">
            <text:p text:style-name="Table_20_Contents">Stores the length of interrupt vector table, in entries.</text:p>
          </table:table-cell>
          <table:table-cell table:style-name="Registers.C4" office:value-type="string">
            <text:p text:style-name="Table_20_Contents">N/A</text:p>
          </table:table-cell>
        </table:table-row>
      </table:table>
      <text:p text:style-name="Standard"/>
      <text:p text:style-name="Standard">One important note about the registers, is there exists a 0 register, which is hardcoded to the value 0, <text:soft-page-break/>which is useful for a number of instructions that use an immediate, to allow for adding 0 plus the immediate for instance, rather than having to zero a register in use for that.</text:p>
      <text:p text:style-name="Standard"/>
      <text:p text:style-name="Standard">All addresses that are used in the immediate will be combined with the DS to produce the address.</text:p>
      <text:p text:style-name="Standard"/>
      <text:p text:style-name="Standard">Another important thing to notice, is the register IP does not exist in the register file, and instead exists separately, preventing many instructions from modifying it directly. <text:s/>Branch instructions or instructions such as call or return are needed to modify it.</text:p>
      <text:p text:style-name="Standard"/>
      <text:p text:style-name="Standard">Security note. <text:s/>For the purpose of security, there are two regions or segments of memory. <text:s/>The kernel segment and user segment. <text:s/>The user segment may not call, jump read or modify the kernel memory in anyway, nor modify the kernel register. <text:s/>The kernel register's value times two defines the region above which is userspace.</text:p>
      <text:p text:style-name="Standard"/>
      <text:p text:style-name="Standard">Instruction Set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Instruction</text:p>
          </table:table-cell>
          <table:table-cell table:style-name="Table1.A1" office:value-type="string">
            <text:p text:style-name="Table_20_Contents">Assembly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opcode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AP A,B</text:p>
          </table:table-cell>
          <table:table-cell table:style-name="Table1.A2" office:value-type="string">
            <text:p text:style-name="Table_20_Contents">Swaps the value of two register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halt</text:p>
          </table:table-cell>
          <table:table-cell table:style-name="Table1.A2" office:value-type="string">
            <text:p text:style-name="Table_20_Contents">HLT</text:p>
          </table:table-cell>
          <table:table-cell table:style-name="Table1.A2" office:value-type="string">
            <text:p text:style-name="Table_20_Contents">Halts the execution until interrupt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JMP [ADDR]</text:p>
          </table:table-cell>
          <table:table-cell table:style-name="Table1.A2" office:value-type="string">
            <text:p text:style-name="Table_20_Contents">Changes the IP to be equal to the IP minus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ush</text:p>
          </table:table-cell>
          <table:table-cell table:style-name="Table1.A2" office:value-type="string">
            <text:p text:style-name="Table_20_Contents">PUSH A</text:p>
          </table:table-cell>
          <table:table-cell table:style-name="Table1.A2" office:value-type="string">
            <text:p text:style-name="Table_20_Contents">Decrements SP, and adds the value of A into the stack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p</text:p>
          </table:table-cell>
          <table:table-cell table:style-name="Table1.A2" office:value-type="string">
            <text:p text:style-name="Table_20_Contents">POP A</text:p>
          </table:table-cell>
          <table:table-cell table:style-name="Table1.A2" office:value-type="string">
            <text:p text:style-name="Table_20_Contents">Puts the current value on the stack into A, then increments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ADD A, B &lt;Immediate&gt;</text:p>
          </table:table-cell>
          <table:table-cell table:style-name="Table1.A2" office:value-type="string">
            <text:p text:style-name="Table_20_Contents">Accumulator = A + B +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ubtract</text:p>
          </table:table-cell>
          <table:table-cell table:style-name="Table1.A2" office:value-type="string">
            <text:p text:style-name="Table_20_Contents">SUB A, B &lt;Immediate&gt;</text:p>
          </table:table-cell>
          <table:table-cell table:style-name="Table1.A2" office:value-type="string">
            <text:p text:style-name="Table_20_Contents">Accumulator = A -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ultiply</text:p>
          </table:table-cell>
          <table:table-cell table:style-name="Table1.A2" office:value-type="string">
            <text:p text:style-name="Table_20_Contents">MUL A, B &lt;Immediate&gt;</text:p>
          </table:table-cell>
          <table:table-cell table:style-name="Table1.A2" office:value-type="string">
            <text:p text:style-name="Table_20_Contents">Accumulator = A *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eft bitshift</text:p>
          </table:table-cell>
          <table:table-cell table:style-name="Table1.A2" office:value-type="string">
            <text:p text:style-name="Table_20_Contents">SHL A,B + Imm</text:p>
          </table:table-cell>
          <table:table-cell table:style-name="Table1.A2" office:value-type="string">
            <text:p text:style-name="Table_20_Contents">Accumulator = A &lt;&lt;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ight bitshift</text:p>
          </table:table-cell>
          <table:table-cell table:style-name="Table1.A2" office:value-type="string">
            <text:p text:style-name="Table_20_Contents">SHR A,B + Imm</text:p>
          </table:table-cell>
          <table:table-cell table:style-name="Table1.A2" office:value-type="string">
            <text:p text:style-name="Table_20_Contents">Accumulator = A &gt;&gt; (B+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OR A,B &lt;Immediate&gt;</text:p>
          </table:table-cell>
          <table:table-cell table:style-name="Table1.A2" office:value-type="string">
            <text:p text:style-name="Table_20_Contents">Accumulator = A | B |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XOR A,B &lt;Immediate&gt;</text:p>
          </table:table-cell>
          <table:table-cell table:style-name="Table1.A2" office:value-type="string">
            <text:p text:style-name="Table_20_Contents">Accumulator = A ^ (B | 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AND A, B &lt;Immediate&gt;</text:p>
          </table:table-cell>
          <table:table-cell table:style-name="Table1.A2" office:value-type="string">
            <text:p text:style-name="Table_20_Contents">Accumulator = A &amp; (B | <text:soft-page-break/>Imm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ulo</text:p>
          </table:table-cell>
          <table:table-cell table:style-name="Table1.A2" office:value-type="string">
            <text:p text:style-name="Table_20_Contents">MOD A, B</text:p>
          </table:table-cell>
          <table:table-cell table:style-name="Table1.A2" office:value-type="string">
            <text:p text:style-name="Table_20_Contents">Accumulator = A %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andom</text:p>
          </table:table-cell>
          <table:table-cell table:style-name="Table1.A2" office:value-type="string">
            <text:p text:style-name="Table_20_Contents">RAND A, B</text:p>
          </table:table-cell>
          <table:table-cell table:style-name="Table1.A2" office:value-type="string">
            <text:p text:style-name="Table_20_Contents">Accumulator is set to a random value from 1 to value in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ad IO</text:p>
          </table:table-cell>
          <table:table-cell table:style-name="Table1.A2" office:value-type="string">
            <text:p text:style-name="Table_20_Contents">readw A, B</text:p>
          </table:table-cell>
          <table:table-cell table:style-name="Table1.A2" office:value-type="string">
            <text:p text:style-name="Table_20_Contents">Reads IO device at io addr stored in A into B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Write IO</text:p>
          </table:table-cell>
          <table:table-cell table:style-name="Table1.A2" office:value-type="string">
            <text:p text:style-name="Table_20_Contents">writew A, B &lt;imm&gt;</text:p>
          </table:table-cell>
          <table:table-cell table:style-name="Table1.A2" office:value-type="string">
            <text:p text:style-name="Table_20_Contents">Writes from B to IO device stored at A plus imm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all</text:p>
          </table:table-cell>
          <table:table-cell table:style-name="Table1.A2" office:value-type="string">
            <text:p text:style-name="Table_20_Contents">call A</text:p>
          </table:table-cell>
          <table:table-cell table:style-name="Table1.A2" office:value-type="string">
            <text:p text:style-name="Table_20_Contents">Adds the address of the next instruction to the stack, and then jumps to the address in A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</text:p>
          </table:table-cell>
          <table:table-cell table:style-name="Table1.A2" office:value-type="string">
            <text:p text:style-name="Table_20_Contents">Returns to the address stored in sta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ranch greater or equal to</text:p>
          </table:table-cell>
          <table:table-cell table:style-name="Table1.A2" office:value-type="string">
            <text:p text:style-name="Table_20_Contents">bge A,B [offset]</text:p>
          </table:table-cell>
          <table:table-cell table:style-name="Table1.A2" office:value-type="string">
            <text:p text:style-name="Table_20_Contents">If A &gt;= B, it moves the IP forward offset instructions. <text:s/>Else, nothing.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</text:p>
          </table:table-cell>
          <table:table-cell table:style-name="Table1.A2" office:value-type="string">
            <text:p text:style-name="Table_20_Contents">int A imm</text:p>
          </table:table-cell>
          <table:table-cell table:style-name="Table1.A2" office:value-type="string">
            <text:p text:style-name="Table_20_Contents">Creates interrupt at A+imm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terrupt return</text:p>
          </table:table-cell>
          <table:table-cell table:style-name="Table1.A2" office:value-type="string">
            <text:p text:style-name="Table_20_Contents">iret</text:p>
          </table:table-cell>
          <table:table-cell table:style-name="Table1.A2" office:value-type="string">
            <text:p text:style-name="Table_20_Contents">Leaves interrupt, and returns to the code that was being executed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d Word</text:p>
          </table:table-cell>
          <table:table-cell table:style-name="Table1.A2" office:value-type="string">
            <text:p text:style-name="Table_20_Contents">loadw [A + Imm]</text:p>
          </table:table-cell>
          <table:table-cell table:style-name="Table1.A2" office:value-type="string">
            <text:p text:style-name="Table_20_Contents">Loads one word pointed to by A+imm into accumulato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tore Word</text:p>
          </table:table-cell>
          <table:table-cell table:style-name="Table1.A2" office:value-type="string">
            <text:p text:style-name="Table_20_Contents">stow [A + Imm]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oad Interrupt Vector Table</text:p>
          </table:table-cell>
          <table:table-cell table:style-name="Table1.A2" office:value-type="string">
            <text:p text:style-name="Table_20_Contents">livt A, Imm</text:p>
          </table:table-cell>
          <table:table-cell table:style-name="Table1.A2" office:value-type="string">
            <text:p text:style-name="Table_20_Contents">Loads table of interrupts at position addressed by A, and loads exactly Imm interrupts.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Memory Map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ctopi </meta:initial-creator>
    <meta:creation-date>2022-03-09T13:32:32.89</meta:creation-date>
    <meta:generator>OpenOffice/4.1.7$Win32 OpenOffice.org_project/417m1$Build-9800</meta:generator>
    <dc:date>2022-03-25T07:11:25.14</dc:date>
    <dc:creator>Octopi </dc:creator>
    <meta:editing-duration>P10DT2H6M25S</meta:editing-duration>
    <meta:editing-cycles>36</meta:editing-cycles>
    <meta:document-statistic meta:table-count="3" meta:image-count="0" meta:object-count="0" meta:page-count="3" meta:paragraph-count="130" meta:word-count="740" meta:character-count="3995"/>
  </office:meta>
</office:document-meta>
</file>